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91000000114DE4806E33CE6C0D.gif" manifest:media-type="image/gif"/>
  <manifest:file-entry manifest:full-path="Pictures/100002000000005D00000011608B29ED8F0F3049.gif" manifest:media-type="image/gif"/>
  <manifest:file-entry manifest:full-path="Pictures/1000020000000045000000113C4A328E8C8184A8.gif" manifest:media-type="image/gif"/>
  <manifest:file-entry manifest:full-path="Pictures/10000200000000860000000E15564FC5DB1759C1.gif" manifest:media-type="image/gif"/>
  <manifest:file-entry manifest:full-path="Pictures/1000020000000076000000110A0A25583C556B4F.gif" manifest:media-type="image/gif"/>
  <manifest:file-entry manifest:full-path="Pictures/100002000000006D0000000E573B75D14357C827.gif" manifest:media-type="image/gif"/>
  <manifest:file-entry manifest:full-path="Pictures/10000200000000230000001E10E83075961D5475.gif" manifest:media-type="image/gif"/>
  <manifest:file-entry manifest:full-path="Pictures/10000200000000260000000EE005914944AF0E1C.gif" manifest:media-type="image/gif"/>
  <manifest:file-entry manifest:full-path="Pictures/100002000000007A000000274A63C6ACC7DAE27E.gif" manifest:media-type="image/gif"/>
  <manifest:file-entry manifest:full-path="Pictures/100002000000006B000000222E86C31933CDFFBF.gif" manifest:media-type="image/gif"/>
  <manifest:file-entry manifest:full-path="Pictures/100002000000009800000011266E818C6DC813D3.gif" manifest:media-type="image/gif"/>
  <manifest:file-entry manifest:full-path="Pictures/10000200000000A20000001140B7149813F064CF.gif" manifest:media-type="image/gif"/>
  <manifest:file-entry manifest:full-path="Pictures/100002000000006100000022D41C66905983798C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feaf"/>
    </style:style>
    <style:style style:name="P2" style:family="paragraph" style:parent-style-name="Text_20_body" style:list-style-name="L1">
      <style:text-properties officeooo:paragraph-rsid="0013feaf"/>
    </style:style>
    <style:style style:name="P3" style:family="paragraph" style:parent-style-name="Text_20_body" style:list-style-name="L3">
      <style:text-properties officeooo:paragraph-rsid="0013feaf"/>
    </style:style>
    <style:style style:name="P4" style:family="paragraph" style:parent-style-name="Text_20_body">
      <style:text-properties officeooo:paragraph-rsid="0013feaf"/>
    </style:style>
    <style:style style:name="P5" style:family="paragraph" style:parent-style-name="Heading_20_1">
      <style:text-properties fo:font-size="18pt" officeooo:paragraph-rsid="0013feaf" style:font-size-asian="18pt" style:font-size-complex="18pt"/>
    </style:style>
    <style:style style:name="P6" style:family="paragraph" style:parent-style-name="Heading_20_3">
      <style:text-properties fo:font-size="12pt" officeooo:paragraph-rsid="0013feaf" style:font-size-asian="12pt" style:font-size-complex="12pt"/>
    </style:style>
    <style:style style:name="P7" style:family="paragraph" style:parent-style-name="Heading_20_3">
      <style:text-properties fo:font-size="12pt" style:text-underline-style="solid" style:text-underline-width="auto" style:text-underline-color="font-color" fo:font-weight="normal" officeooo:paragraph-rsid="0013feaf" style:font-size-asian="12pt" style:font-weight-asian="normal" style:font-size-complex="12pt" style:font-weight-complex="normal"/>
    </style:style>
    <style:style style:name="P8" style:family="paragraph" style:parent-style-name="Heading_20_3">
      <style:text-properties officeooo:paragraph-rsid="0013feaf"/>
    </style:style>
    <style:style style:name="P9" style:family="paragraph" style:parent-style-name="Heading_20_2">
      <style:text-properties officeooo:paragraph-rsid="0013feaf"/>
    </style:style>
    <style:style style:name="T1" style:family="text">
      <style:text-properties officeooo:rsid="001aef2b"/>
    </style:style>
    <style:style style:name="T2" style:family="text">
      <style:text-properties officeooo:rsid="001ca8de"/>
    </style:style>
    <style:style style:name="T3" style:family="text">
      <style:text-properties loext:padding="0.049cm" loext:border="1.16pt solid #ff00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aebce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style:text-underline-style="none" loext:padding="0cm" loext:border="none"/>
    </style:style>
    <style:style style:name="T12" style:family="text">
      <style:text-properties officeooo:rsid="001aebce"/>
    </style:style>
    <style:style style:name="T13" style:family="text">
      <style:text-properties officeooo:rsid="00126421"/>
    </style:style>
    <style:style style:name="T14" style:family="text">
      <style:text-properties style:text-position="super 58%" officeooo:rsid="00126421"/>
    </style:style>
    <style:style style:name="T15" style:family="text">
      <style:text-properties loext:padding="0cm" loext:border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ca8de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es identités remarquables</text:h>
      <text:p text:style-name="P4"><text:line-break/>L'égalité <text:span text:style-name="T3">(a+b)²=a²+2ab+b²</text:span> est la <text:span text:style-name="Strong_20_Emphasis">première identité remarquable</text:span>.</text:p>
      <text:p text:style-name="P4"><text:span text:style-name="T4">Exemple </text:span><text:span text:style-name="T5">: (</text:span><text:span text:style-name="T6">7</text:span><text:span text:style-name="T5">x</text:span><text:span text:style-name="T6">+1</text:span><text:span text:style-name="T5">)²=(</text:span><text:span text:style-name="T6">7</text:span><text:span text:style-name="T5">x)²</text:span><text:span text:style-name="T6">+</text:span><text:span text:style-name="T5">2×</text:span><text:span text:style-name="T6">7</text:span><text:span text:style-name="T5">x×</text:span><text:span text:style-name="T6">1</text:span><text:span text:style-name="T5">+</text:span><text:span text:style-name="T6">1</text:span><text:span text:style-name="T5">²=</text:span><text:span text:style-name="T6">4</text:span><text:span text:style-name="T5">9x²</text:span><text:span text:style-name="T6">+1</text:span><text:span text:style-name="T5">4x+1</text:span></text:p>
      <text:p text:style-name="P4"><text:line-break/>L'égalité <text:span text:style-name="T3">(a-b)²=a²-2ab+b²</text:span> est la <text:span text:style-name="Strong_20_Emphasis">deuxième identité remarquable</text:span>.</text:p>
      <text:p text:style-name="P4"><text:span text:style-name="T7">Exemple </text:span><text:span text:style-name="T8">: </text:span>(3x-4)²=(3x)²-2×3x×4+4²=9x²-24x+16</text:p>
      <text:p text:style-name="P4"/>
      <text:p text:style-name="P4">L'égalité <text:span text:style-name="T3">(a+b)(a-b)=a²-b²</text:span> est la <text:span text:style-name="Strong_20_Emphasis">troisième identité remarquable</text:span>.</text:p>
      <text:h text:style-name="P8" text:outline-level="3"><text:span text:style-name="T7">Exemple </text:span><text:span text:style-name="T8">: </text:span><text:span text:style-name="T9">(2x+3)(2x-3)=(2x)²-3²=4x²-9</text:span></text:h>
      <text:p text:style-name="P4"/>
      <text:p text:style-name="P1"><text:span text:style-name="Strong_20_Emphasis">Exercice 1</text:span><text:line-break/>Quelle est la forme développée de (x+1)²?</text:p>
      <text:p text:style-name="P1"><text:span text:style-name="Strong_20_Emphasis">Exercice 2</text:span><text:line-break/>Quelle est la forme développée de (x-7)²?</text:p>
      <text:p text:style-name="P1"><text:span text:style-name="Strong_20_Emphasis">Exercice 3</text:span><text:line-break/>Quelle est la forme développée de (3x-4)(3x+4)?</text:p>
      <text:p text:style-name="P1"><text:span text:style-name="Strong_20_Emphasis">Exercice 4</text:span><text:line-break/>Quelle est la forme développée de (5x+2)²?</text:p>
      <text:p text:style-name="P1"><text:span text:style-name="Strong_20_Emphasis">Exercice 5</text:span><text:line-break/>Quelle est la forme développée de <draw:frame draw:style-name="fr1" draw:name="Image8" text:anchor-type="as-char" svg:width="2.621cm" svg:height="0.923cm" draw:z-index="0"><draw:image xlink:href="Pictures/100002000000007A000000274A63C6ACC7DAE27E.gif" xlink:type="simple" xlink:show="embed" xlink:actuate="onLoad" loext:mime-type="image/gif"/><svg:title>exercice troisieme identite remarquable</svg:title></draw:frame>?</text:p>
      <text:p text:style-name="P1"><text:span text:style-name="Strong_20_Emphasis">Exercice 6</text:span><text:line-break/>Développe puis réduis l'expression (x-2)²-(2x+2)(2x-2).<text:line-break/><text:span text:style-name="Strong_20_Emphasis">Exercice 7</text:span><text:line-break/>Quelle est la forme <text:a xlink:type="simple" xlink:href="https://www.cmath.fr/3eme/factorisation/cours.php" text:style-name="Internet_20_link" text:visited-style-name="Visited_20_Internet_20_Link"><text:span text:style-name="T10">factorisée</text:span></text:a> de l'expression 100-x² ?</text:p>
      <text:p text:style-name="P1"><text:span text:style-name="Strong_20_Emphasis">Exercice 8</text:span><text:line-break/>Quelle est la forme factorisée de 2-x²? </text:p>
      <text:p text:style-name="P1"><text:span text:style-name="Strong_20_Emphasis">Exercice 9</text:span><text:line-break/>Factorise l'expression (x+7)²-(3x-2)².</text:p>
      <text:p text:style-name="P1"><text:span text:style-name="Strong_20_Emphasis">Exercice 10</text:span><text:line-break/>Développe (n+1)²-n².</text:p>
      <text:p text:style-name="P1"><text:span text:style-name="Strong_20_Emphasis">Exercice 1</text:span><text:span text:style-name="Strong_20_Emphasis"><text:span text:style-name="T12">1</text:span></text:span><text:line-break/>Factorise l'expression 1-81x²+1-9x+(1-9x)².</text:p>
      <text:p text:style-name="P1"><text:span text:style-name="Strong_20_Emphasis">Exercice 12</text:span><text:line-break/>En utilisant une <text:a xlink:type="simple" xlink:href="https://www.cmath.fr/3eme/identitesremarquables/cours.php" text:style-name="Internet_20_link" text:visited-style-name="Visited_20_Internet_20_Link"><text:span text:style-name="T10">identité remarquable</text:span></text:a>, écris la forme factorisée de x²+4x+4.</text:p>
      <text:p text:style-name="P1"><text:span text:style-name="Strong_20_Emphasis">Exercice 13</text:span><text:line-break/>Quelle est la forme factorisée de <draw:frame draw:style-name="fr1" draw:name="Image9" text:anchor-type="as-char" svg:width="0.901cm" svg:height="0.43cm" draw:z-index="1"><draw:image xlink:href="Pictures/10000200000000260000000EE005914944AF0E1C.gif" xlink:type="simple" xlink:show="embed" xlink:actuate="onLoad" loext:mime-type="image/gif"/><svg:title>factorisation avec identite remarquable</svg:title></draw:frame><text:s/>?</text:p>
      <text:p text:style-name="P1"><text:span text:style-name="Strong_20_Emphasis">Exercice 14</text:span><text:line-break/>Quelle est la forme factorisée de <draw:frame draw:style-name="fr1" draw:name="Image10" text:anchor-type="as-char" svg:width="3.113cm" svg:height="0.347cm" draw:z-index="2"><draw:image xlink:href="Pictures/100002000000009800000011266E818C6DC813D3.gif" xlink:type="simple" xlink:show="embed" xlink:actuate="onLoad" loext:mime-type="image/gif"/><svg:title>exercice factorisation</svg:title></draw:frame><text:s/>?</text:p>
      <text:p text:style-name="P1"><text:span text:style-name="Strong_20_Emphasis">Exercice 15</text:span><text:line-break/>Quelle est la forme factorisée de <draw:frame draw:style-name="fr1" draw:name="Image11" text:anchor-type="as-char" svg:width="3.318cm" svg:height="0.347cm" draw:z-index="3"><draw:image xlink:href="Pictures/10000200000000A20000001140B7149813F064CF.gif" xlink:type="simple" xlink:show="embed" xlink:actuate="onLoad" loext:mime-type="image/gif"/><svg:title>exercice factorisation</svg:title></draw:frame><text:s/>?</text:p>
      <text:h text:style-name="P5" text:outline-level="1"><text:soft-page-break/>Les équations <text:span text:style-name="T13">du 1</text:span><text:span text:style-name="T14">er</text:span><text:span text:style-name="T13"> degré</text:span></text:h>
      <text:h text:style-name="P6" text:outline-level="3">Méthode <text:span text:style-name="T12">de résolution</text:span></text:h>
      <text:list xml:id="list2535829214" text:style-name="L1">
        <text:list-item>
          <text:p text:style-name="P2"><text:span text:style-name="Strong_20_Emphasis"><text:span text:style-name="T15">1. On passe les </text:span></text:span><text:a xlink:type="simple" xlink:href="https://www.cmath.fr/5eme/calcullitteral/cours.php#e1" text:style-name="Internet_20_link" text:visited-style-name="Visited_20_Internet_20_Link"><text:span text:style-name="Strong_20_Emphasis"><text:span text:style-name="T11">termes</text:span></text:span></text:a><text:span text:style-name="Strong_20_Emphasis"><text:span text:style-name="T15"> contenant des "x" à gauche du = et les termes formés de nombres à droite du =. </text:span></text:span><text:span text:style-name="T15">Lorsqu'on change un terme de côté, on change son signe (le signe qui est devant lui). Par exemple, 4x+5=13+2x devient 4x-2x=13-5. </text:span></text:p>
        </text:list-item>
        <text:list-item>
          <text:p text:style-name="P2"><text:span text:style-name="Strong_20_Emphasis"><text:span text:style-name="T15">2. On </text:span></text:span><text:a xlink:type="simple" xlink:href="https://www.cmath.fr/5eme/calcullitteral/cours.php#e3" text:style-name="Internet_20_link" text:visited-style-name="Visited_20_Internet_20_Link"><text:span text:style-name="Strong_20_Emphasis"><text:span text:style-name="T11">réduit</text:span></text:span></text:a><text:span text:style-name="T15"> les </text:span><text:a xlink:type="simple" xlink:href="https://www.cmath.fr/5eme/calcullitteral/cours.php" text:style-name="Internet_20_link" text:visited-style-name="Visited_20_Internet_20_Link"><text:span text:style-name="T11">expressions littérales</text:span></text:a><text:span text:style-name="T15"> obtenues. 4x-2x=13-5 devient 2x=8.</text:span></text:p>
        </text:list-item>
        <text:list-item>
          <text:p text:style-name="P2"><text:span text:style-name="Strong_20_Emphasis"><text:span text:style-name="T15">3. On divise les deux côtés par le nombre qui est devant "x"</text:span></text:span><text:span text:style-name="T15"> , y compris s'il est négatif. Pour notre exemple, on obtient x=8÷2 donc x=4. Si on avait eu -7x=14, on aurait calculé x=14÷</text:span><text:span text:style-name="Strong_20_Emphasis"><text:span text:style-name="T15">(-7)</text:span></text:span><text:span text:style-name="T15">. </text:span></text:p>
        </text:list-item>
      </text:list>
      <text:p text:style-name="P4"><text:span text:style-name="Strong_20_Emphasis">Exercice 1</text:span><text:line-break/>-4 est-il solution de l'équation x²+x+20=0?</text:p>
      <text:p text:style-name="P4"><text:span text:style-name="Strong_20_Emphasis">Exercice 2</text:span><text:line-break/>Quelle est la solution de l'équation 3x-7=11?</text:p>
      <text:p text:style-name="P4"><text:span text:style-name="Strong_20_Emphasis">Exercice 3</text:span><text:line-break/>Quelle est la solution de l'équation -3x+36=96?</text:p>
      <text:p text:style-name="P4"><text:span text:style-name="Strong_20_Emphasis">Exercice 4</text:span><text:line-break/>Quelle est la solution de l'équation -3x+27=6x-18?</text:p>
      <text:p text:style-name="P4"><text:span text:style-name="Strong_20_Emphasis">Exercice 5</text:span><text:line-break/>Si ax+b=c alors : <text:span text:style-name="T12">x= ?</text:span></text:p>
      <text:p text:style-name="P4"><text:span text:style-name="Strong_20_Emphasis">Exercice 6</text:span><text:line-break/>Si -nx+t=-y alors x= ?</text:p>
      <text:p text:style-name="P4"><text:span text:style-name="Strong_20_Emphasis">Exercice 7</text:span><text:line-break/>Quelle est la solution de l'équation <draw:frame draw:style-name="fr1" draw:name="Image1" text:anchor-type="as-char" svg:width="2.314cm" svg:height="0.84cm" draw:z-index="4"><draw:image xlink:href="Pictures/100002000000006B000000222E86C31933CDFFBF.gif" xlink:type="simple" xlink:show="embed" xlink:actuate="onLoad" loext:mime-type="image/gif"/><svg:title>exercice equation fraction</svg:title></draw:frame><text:s/>? </text:p>
      <text:p text:style-name="P4"><text:span text:style-name="Strong_20_Emphasis">Exercice 8</text:span><text:line-break/>Quelle est la solution de l'équation <draw:frame draw:style-name="fr1" draw:name="Image2" text:anchor-type="as-char" svg:width="2.11cm" svg:height="0.84cm" draw:z-index="5"><draw:image xlink:href="Pictures/100002000000006100000022D41C66905983798C.gif" xlink:type="simple" xlink:show="embed" xlink:actuate="onLoad" loext:mime-type="image/gif"/><svg:title>exercice equation fraction</svg:title></draw:frame>?</text:p>
      <text:p text:style-name="P4"><text:span text:style-name="Strong_20_Emphasis">Exercice 9</text:span><text:line-break/>Quelle est la solution de l'équation 6-5x(2x-4)=2x(-5x-2)+3?</text:p>
      <text:p text:style-name="P4"><text:span text:style-name="Strong_20_Emphasis">Exercice 10</text:span><text:line-break/>Quelle est la solution de l'équation (x+1)(x-4)=(x-2)(x-3)? </text:p>
      <text:p text:style-name="P4"><text:span text:style-name="Strong_20_Emphasis">Exercice 11</text:span><text:line-break/><text:span text:style-name="T12">Écrire</text:span> la solution de l'équation 5(2x-4)-3(x-2)=x sous la forme d'une fraction irréductible <draw:frame draw:style-name="fr1" draw:name="Image3" text:anchor-type="as-char" svg:width="0.84cm" svg:height="0.84cm" draw:z-index="6"><draw:image xlink:href="Pictures/10000200000000230000001E10E83075961D5475.gif" xlink:type="simple" xlink:show="embed" xlink:actuate="onLoad" loext:mime-type="image/gif"/><svg:title>exercice factorisation</svg:title></draw:frame>.</text:p>
      <text:p text:style-name="P4"><text:span text:style-name="Strong_20_Emphasis">Exercice 12</text:span><text:line-break/>Résou<text:span text:style-name="T12">dre</text:span> l'équation 7(6x-5)-4(3x-2)²=1-(6x)² puis écris le résultat sous la forme d'une fraction irréductible <draw:frame draw:style-name="fr1" draw:name="Image4" text:anchor-type="as-char" svg:width="0.84cm" svg:height="0.84cm" draw:z-index="7"><draw:image xlink:href="Pictures/10000200000000230000001E10E83075961D5475.gif" xlink:type="simple" xlink:show="embed" xlink:actuate="onLoad" loext:mime-type="image/gif"/><svg:title>exercice factorisation</svg:title></draw:frame>.</text:p>
      <text:h text:style-name="P9" text:outline-level="2"><text:soft-page-break/><text:span text:style-name="T12">L</text:span>'équation-produit</text:h>
      <text:p text:style-name="P4">Si un produit est nul, alors au moins un de ses facteurs est nul. </text:p>
      <text:p text:style-name="P4">Pour résoudre (2x+4)(3x-9)=0 on doit donc chercher les solutions des équations 2x+4=0 et 3x-9=0. </text:p>
      <text:p text:style-name="P4">On obtient deux solutions : x=-2 et x=3.</text:p>
      <text:h text:style-name="P7" text:outline-level="3">Exemples<text:span text:style-name="T5"> :</text:span></text:h>
      <text:list xml:id="list887971464" text:style-name="L3">
        <text:list-item>
          <text:p text:style-name="P3"><text:span text:style-name="T5">Résolution de l'équation 2x²=-3x</text:span><text:line-break/><text:span text:style-name="Strong_20_Emphasis">1.</text:span> 2x²+3x=0.<text:line-break/><text:span text:style-name="Strong_20_Emphasis">2.</text:span> x(2x+3)=0.<text:line-break/><text:span text:style-name="Strong_20_Emphasis">3.</text:span> x=0 ou 2x+3=0, donc x=0 ou x=-1,5. On écrit S={-1,5;0}.</text:p>
        </text:list-item>
        <text:list-item>
          <text:p text:style-name="P3"><text:span text:style-name="T5">Résolution de l'équation x²=9</text:span><text:line-break/><text:span text:style-name="Strong_20_Emphasis">1.</text:span> x²-9=0.<text:line-break/><text:span text:style-name="Strong_20_Emphasis">2.</text:span> x²-3²=0 donc (x+3)(x-3)=0<text:line-break/><text:span text:style-name="Strong_20_Emphasis">3.</text:span> x+3=0 ou x-3=0, donc x=-3 ou x=3. On écrit S={-3;3}. </text:p>
        </text:list-item>
        <text:list-item>
          <text:p text:style-name="P3"><text:span text:style-name="T5">Résolution de l'équation (x+4)(2x-5)-(x+4)(x+1)=0</text:span><text:line-break/><text:span text:style-name="Strong_20_Emphasis">1.</text:span> <text:span text:style-name="T1">(x+4)[(2x-5)-(x+1)]</text:span>=0.<text:line-break/><text:span text:style-name="Strong_20_Emphasis">2.</text:span> <text:span text:style-name="T1">(x+4)(x-6)=0</text:span><text:line-break/><text:span text:style-name="Strong_20_Emphasis">3.</text:span> x+<text:span text:style-name="T1">4</text:span>=0 ou x-<text:span text:style-name="T1">6</text:span>=0, donc x=-<text:span text:style-name="T1">4</text:span> ou x=<text:span text:style-name="T1">6</text:span>. On écrit S={-<text:span text:style-name="T1">4</text:span>;<text:span text:style-name="T1">6</text:span>}. </text:p>
        </text:list-item>
      </text:list>
      <text:p text:style-name="P1"><text:span text:style-name="Strong_20_Emphasis"/></text:p>
      <text:p text:style-name="P1"><text:span text:style-name="Strong_20_Emphasis"/></text:p>
      <text:p text:style-name="P1"><text:span text:style-name="Strong_20_Emphasis">Exercice </text:span><text:span text:style-name="Strong_20_Emphasis"><text:span text:style-name="T1">1</text:span></text:span><text:line-break/>Factorise<text:span text:style-name="T2">r</text:span> l'expression <draw:frame draw:style-name="fr1" draw:name="Image5" text:anchor-type="as-char" svg:width="2.376cm" svg:height="0.43cm" draw:z-index="8"><draw:image xlink:href="Pictures/100002000000006D0000000E573B75D14357C827.gif" xlink:type="simple" xlink:show="embed" xlink:actuate="onLoad" loext:mime-type="image/gif"/><svg:title>exercice brevet</svg:title></draw:frame><text:s/>puis résou<text:span text:style-name="T2">dre</text:span> l'équation <draw:frame draw:style-name="fr1" draw:name="Image12" text:anchor-type="as-char" svg:width="2.868cm" svg:height="0.43cm" draw:z-index="9"><draw:image xlink:href="Pictures/10000200000000860000000E15564FC5DB1759C1.gif" xlink:type="simple" xlink:show="embed" xlink:actuate="onLoad" loext:mime-type="image/gif"/><svg:title>exercice brevet</svg:title></draw:frame>.</text:p>
      <text:p text:style-name="P1"><text:span text:style-name="Strong_20_Emphasis">Exercice </text:span><text:span text:style-name="Strong_20_Emphasis"><text:span text:style-name="T1">2</text:span></text:span><text:line-break/>Factorise<text:span text:style-name="T2">r</text:span> l'expression <draw:frame draw:style-name="fr1" draw:name="Image13" text:anchor-type="as-char" svg:width="1.536cm" svg:height="0.492cm" draw:z-index="10"><draw:image xlink:href="Pictures/1000020000000045000000113C4A328E8C8184A8.gif" xlink:type="simple" xlink:show="embed" xlink:actuate="onLoad" loext:mime-type="image/gif"/><svg:title>factorisation</svg:title></draw:frame><text:s/>puis résou<text:span text:style-name="T2">dre</text:span> l'équation <draw:frame draw:style-name="fr1" draw:name="Image14" text:anchor-type="as-char" svg:width="2.048cm" svg:height="0.492cm" draw:z-index="11"><draw:image xlink:href="Pictures/100002000000005D00000011608B29ED8F0F3049.gif" xlink:type="simple" xlink:show="embed" xlink:actuate="onLoad" loext:mime-type="image/gif"/><svg:title>equation produit</svg:title></draw:frame>.</text:p>
      <text:p text:style-name="P1"><text:span text:style-name="Strong_20_Emphasis">Exercice </text:span><text:span text:style-name="Strong_20_Emphasis"><text:span text:style-name="T1">3</text:span></text:span><text:span text:style-name="Strong_20_Emphasis"><text:line-break/></text:span><text:span text:style-name="Strong_20_Emphasis"><text:span text:style-name="T16">Factorise</text:span></text:span><text:span text:style-name="Strong_20_Emphasis"><text:span text:style-name="T17">r</text:span></text:span><text:span text:style-name="Strong_20_Emphasis"><text:span text:style-name="T16"> l'expression</text:span></text:span><text:span text:style-name="Strong_20_Emphasis"> </text:span><text:span text:style-name="Strong_20_Emphasis"><draw:frame draw:style-name="fr1" draw:name="Image6" text:anchor-type="as-char" svg:width="2.54cm" svg:height="0.492cm" draw:z-index="12"><draw:image xlink:href="Pictures/1000020000000076000000110A0A25583C556B4F.gif" xlink:type="simple" xlink:show="embed" xlink:actuate="onLoad" loext:mime-type="image/gif"/><svg:title>factorisation</svg:title></draw:frame></text:span><text:span text:style-name="Strong_20_Emphasis"><text:s/></text:span><text:span text:style-name="Strong_20_Emphasis"><text:span text:style-name="T16">puis résou</text:span></text:span><text:span text:style-name="Strong_20_Emphasis"><text:span text:style-name="T17">dre</text:span></text:span><text:span text:style-name="Strong_20_Emphasis"><text:span text:style-name="T16"> l'équation</text:span></text:span><text:span text:style-name="Strong_20_Emphasis"> </text:span><text:span text:style-name="Strong_20_Emphasis"><draw:frame draw:style-name="fr1" draw:name="Image7" text:anchor-type="as-char" svg:width="3.094cm" svg:height="0.492cm" draw:z-index="13"><draw:image xlink:href="Pictures/1000020000000091000000114DE4806E33CE6C0D.gif" xlink:type="simple" xlink:show="embed" xlink:actuate="onLoad" loext:mime-type="image/gif"/><svg:title>equation produit</svg:title></draw:frame></text:span><text:span text:style-name="Strong_20_Emphasis">.</text:span></text:p>
      <text:p text:style-name="P1"><text:span text:style-name="Strong_20_Emphasis">Exercice </text:span><text:span text:style-name="Strong_20_Emphasis"><text:span text:style-name="T1">4</text:span></text:span><text:line-break/>Quelles sont les solutions de l'équation x²=64?</text:p>
      <text:p text:style-name="P1"><text:span text:style-name="Strong_20_Emphasis">Exercice </text:span><text:span text:style-name="Strong_20_Emphasis"><text:span text:style-name="T1">5</text:span></text:span><text:line-break/>Quelles sont les solutions de l'équation 9x²=64?<text:line-break/><text:span text:style-name="T2">Écrire</text:span> les résultats sous la forme de fractions.</text:p>
      <text:p text:style-name="P1"><text:span text:style-name="Strong_20_Emphasis">Exercice </text:span><text:span text:style-name="Strong_20_Emphasis"><text:span text:style-name="T1">6</text:span></text:span><text:line-break/>Quelles sont les solutions de l'équation x²=-5x?</text:p>
      <text:p text:style-name="P1"><text:span text:style-name="Strong_20_Emphasis">Exercice </text:span><text:span text:style-name="Strong_20_Emphasis"><text:span text:style-name="T1">7</text:span></text:span><text:line-break/>Quelles sont les solutions de l'équation x²+x+1=1?<text:line-break/><text:span text:style-name="Strong_20_Emphasis">Exercice </text:span><text:span text:style-name="Strong_20_Emphasis"><text:span text:style-name="T1">8</text:span></text:span><text:line-break/>Quelles sont les solutions de l'équation (x+5)²=10x+29?</text:p>
      <text:p text:style-name="P1"><text:span text:style-name="Strong_20_Emphasis">Exercice </text:span><text:span text:style-name="Strong_20_Emphasis"><text:span text:style-name="T1">9</text:span></text:span><text:line-break/>Quelles sont les solutions de l'équation (x+9)²=(3x+3)(x+9)?</text:p>
      <text:p text:style-name="P1"><text:span text:style-name="Strong_20_Emphasis">Exercice </text:span><text:span text:style-name="Strong_20_Emphasis"><text:span text:style-name="T1">10</text:span></text:span><text:line-break/>Quelles sont les solutions de l'équation (x+1)²=4(3x+3)?</text:p>
      <text:p text:style-name="P1"><text:span text:style-name="Strong_20_Emphasis">Exercice </text:span><text:span text:style-name="Strong_20_Emphasis"><text:span text:style-name="T1">11</text:span></text:span><text:line-break/>Quelles sont les solutions de l'équation (4x+5)²=(6x+8)²?<text:line-break/><text:span text:style-name="T2">Écrire</text:span> les solutions sous la forme de fra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5:08:25.598882256</meta:creation-date>
    <dc:date>2019-10-01T15:09:26.316744414</dc:date>
    <meta:editing-duration>PT1M1S</meta:editing-duration>
    <meta:editing-cycles>1</meta:editing-cycles>
    <meta:document-statistic meta:table-count="0" meta:image-count="14" meta:object-count="0" meta:page-count="3" meta:paragraph-count="56" meta:word-count="684" meta:character-count="3893" meta:non-whitespace-character-count="3348"/>
    <meta:generator>LibreOffice/6.0.7.3$Linux_X86_64 LibreOffice_project/00m0$Build-3</meta:generator>
  </office:meta>
</office:document-meta>
</file>